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Fragment.extractValue( Object aValue , String aName , String bNam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">
            <text:p text:style-name="Table_20_Contents">5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ReflectionFragment.getParamSql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ionFragment.getArrayParameterValue( ControlBeanContext context , Method method , Object [ ] args , int paramArray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flectionFragment.ReflectionFragment( String 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Fragment.getParameterValue( ControlBeanContext context , Method method , Object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flectionFragment.getPreparedStatementText( ControlBeanContext context , Method m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lectionFragment.ge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ionFragment.getParameterNameQual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Fragment.getParameterValues( ControlBeanContext context , Method method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lectionFrag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ionFragment.hasComplexValue( ControlBeanContext context , Method m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Fragment.getArrayParameterValues( ControlBeanContext context , Method method , Object [ ] args , int paramArray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lectionFragment.ReflectionFragment( String parameterName , String sqlDat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Fragment.hasPara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